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5cm" svg:height="6.2cm" svg:x="0.85cm" svg:y="12.1cm"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8cm" svg:height="9.55cm" svg:x="0.85cm" svg:y="0.5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id="id6" draw:layer="layout" svg:width="9.85cm" svg:height="7.8cm" svg:x="4.45cm" svg:y="1.9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id="id2" draw:layer="layout" svg:width="2cm" svg:height="1.6cm" draw:transform="rotate (1.5707963267946) translate (2.026cm 5.51cm)">
          <text:p text:style-name="P2"/>
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id="id1" draw:layer="layout" svg:width="0.5cm" svg:height="0.8cm" svg:x="0.015cm" svg:y="2.57cm">
          <text:p text:style-name="P2"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0.264cm" svg:y1="3.37cm" svg:x2="2.026cm" svg:y2="4.51cm" draw:start-shape="id1" draw:start-glue-point="7" draw:end-shape="id2" svg:d="m264 3370v1140h1762">
          <text:p text:style-name="P2"/>
        </draw:connector>
        <draw:frame draw:style-name="gr5" draw:text-style-name="P3" draw:layer="layout" svg:width="1.992cm" svg:height="1.199cm" svg:x="1.95cm" svg:y="2.201cm">
          <draw:text-box>
            <text:p text:style-name="P2"><text:span text:style-name="T1">12dB</text:span></text:p>
            <text:p text:style-name="P2"><text:span text:style-name="T1">Preamp</text:span></text:p>
          </draw:text-box>
        </draw:frame>
        <draw:connector draw:style-name="gr4" draw:text-style-name="P1" draw:layer="layout" svg:x1="3.626cm" svg:y1="4.51cm" svg:x2="5.423cm" svg:y2="4.518cm" draw:start-shape="id2" draw:start-glue-point="1" draw:end-shape="id3" draw:end-glue-point="3" svg:d="m3626 4510h899v8h898">
          <text:p text:style-name="P2"/>
        </draw:connector>
        <draw:connector draw:style-name="gr4" draw:text-style-name="P1" draw:layer="layout" svg:x1="14.105cm" svg:y1="3.491cm" svg:x2="14.664cm" svg:y2="3.487cm" draw:start-shape="id4" draw:start-glue-point="1" svg:d="m14105 3491h530v-4h29">
          <text:p text:style-name="P2"/>
        </draw:connector>
        <draw:connector draw:style-name="gr4" draw:text-style-name="P1" draw:layer="layout" svg:x1="14.15cm" svg:y1="5.7cm" svg:x2="14.65cm" svg:y2="5.7cm" draw:start-shape="id5" draw:start-glue-point="1" svg:d="m14150 5700h500">
          <text:p text:style-name="P2"/>
        </draw:connector>
        <draw:custom-shape draw:style-name="gr2" draw:text-style-name="P1" draw:layer="layout" svg:width="2.7cm" svg:height="5.2cm" svg:x="1.25cm" svg:y="2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4.3cm" svg:y1="5.85cm" svg:x2="14.3cm" svg:y2="5.85cm" draw:start-shape="id6" draw:end-shape="id6" svg:d="m14300 5850">
          <text:p text:style-name="P2"/>
        </draw:connector>
        <draw:frame draw:style-name="gr6" draw:layer="layout" svg:width="0.502cm" svg:height="1.187cm" svg:x="13.486cm" svg:y="7.371cm">
          <draw:text-box>
            <text:p text:style-name="P2"/>
          </draw:text-box>
        </draw:frame>
        <draw:frame draw:style-name="gr5" draw:text-style-name="P3" draw:layer="layout" svg:width="2.365cm" svg:height="0.725cm" svg:x="5.35cm" svg:y="2.275cm">
          <draw:text-box>
            <text:p text:style-name="P2"><text:span text:style-name="T1">MAX2118</text:span></text:p>
          </draw:text-box>
        </draw:frame>
        <draw:frame draw:style-name="gr5" draw:text-style-name="P3" draw:layer="layout" svg:width="2.653cm" svg:height="0.725cm" svg:x="1.297cm" svg:y="6.2cm">
          <draw:text-box>
            <text:p text:style-name="P2"><text:span text:style-name="T1">MGA82563</text:span></text:p>
          </draw:text-box>
        </draw:frame>
        <draw:custom-shape draw:style-name="gr3" draw:text-style-name="P1" draw:id="id7" draw:layer="layout" svg:width="1.4cm" svg:height="1.2cm" draw:transform="rotate (-1.57079632679579) translate (3.45cm 13.527cm)">
          <text:p text:style-name="P2"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14.10327595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id="id9" draw:layer="layout" svg:width="1.4cm" svg:height="1.2cm" draw:transform="rotate (-1.57079632679579) translate (3.45cm 15.227cm)">
          <text:p text:style-name="P2"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14.10327595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id="id8" draw:layer="layout" svg:width="1.2cm" svg:height="1.4cm" draw:transform="rotate (-1.57079632679579) translate (5.45cm 13.627cm)">
          <text:p text:style-name="P2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id="id10" draw:layer="layout" svg:width="1.2cm" svg:height="1.4cm" draw:transform="rotate (-1.57079632679579) translate (5.477cm 15.332cm)">
          <text:p text:style-name="P2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7" draw:text-style-name="P1" draw:id="id11" draw:layer="layout" svg:width="1.5cm" svg:height="1.5cm" svg:x="6.336cm" svg:y="13.467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12" draw:layer="layout" svg:width="1.5cm" svg:height="1.5cm" svg:x="6.35cm" svg:y="15.186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13" draw:layer="layout" svg:width="2cm" svg:height="1.6cm" svg:x="9.05cm" svg:y="14.27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529.835082458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3.45cm" svg:y1="14.227cm" svg:x2="4.05cm" svg:y2="14.226cm" draw:start-shape="id7" draw:start-glue-point="1" draw:end-shape="id8" draw:end-glue-point="5" svg:d="m3450 14227h300v-1h300">
          <text:p text:style-name="P2"/>
        </draw:connector>
        <draw:connector draw:style-name="gr4" draw:text-style-name="P1" draw:layer="layout" svg:x1="3.45cm" svg:y1="15.927cm" svg:x2="4.077cm" svg:y2="15.931cm" draw:start-shape="id9" draw:start-glue-point="1" draw:end-shape="id10" draw:end-glue-point="5" svg:d="m3450 15927h314v4h313">
          <text:p text:style-name="P2"/>
        </draw:connector>
        <draw:connector draw:style-name="gr4" draw:text-style-name="P1" draw:layer="layout" svg:x1="5.45cm" svg:y1="14.226cm" svg:x2="6.336cm" svg:y2="14.217cm" draw:start-shape="id8" draw:start-glue-point="7" draw:end-shape="id11" draw:end-glue-point="3" svg:d="m5450 14226h443v-9h443">
          <text:p text:style-name="P2"/>
        </draw:connector>
        <draw:connector draw:style-name="gr4" draw:text-style-name="P1" draw:layer="layout" svg:x1="5.477cm" svg:y1="15.931cm" svg:x2="6.35cm" svg:y2="15.936cm" draw:start-shape="id10" draw:start-glue-point="7" draw:end-shape="id12" draw:end-glue-point="3" svg:d="m5477 15931h437v5h436">
          <text:p text:style-name="P2"/>
        </draw:connector>
        <draw:connector draw:style-name="gr4" draw:text-style-name="P1" draw:layer="layout" svg:x1="7.836cm" svg:y1="14.217cm" svg:x2="10.05cm" svg:y2="14.27cm" draw:start-shape="id11" draw:start-glue-point="1" draw:end-shape="id13" draw:end-glue-point="0" svg:d="m7836 14217h608v-447h1606v500">
          <text:p text:style-name="P2"/>
        </draw:connector>
        <draw:connector draw:style-name="gr4" draw:text-style-name="P1" draw:layer="layout" svg:x1="7.85cm" svg:y1="15.936cm" svg:x2="10.05cm" svg:y2="15.87cm" draw:start-shape="id12" draw:start-glue-point="1" draw:end-shape="id13" draw:end-glue-point="2" svg:d="m7850 15936h601v434h1599v-500">
          <text:p text:style-name="P2"/>
        </draw:connector>
        <draw:custom-shape draw:style-name="gr8" draw:text-style-name="P1" draw:id="id14" draw:layer="layout" svg:width="0.2cm" svg:height="0.2cm" svg:x="12.05cm" svg:y="13.22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svg:x1="10.05cm" svg:y1="14.27cm" svg:x2="12.05cm" svg:y2="13.326cm" draw:start-shape="id13" draw:start-glue-point="0" draw:end-shape="id14" draw:end-glue-point="6" svg:d="m10050 14270v-944h2000">
          <text:p text:style-name="P2"/>
        </draw:connector>
        <draw:custom-shape draw:style-name="gr8" draw:text-style-name="P1" draw:id="id15" draw:layer="layout" svg:width="0.2cm" svg:height="0.2cm" svg:x="12.05cm" svg:y="13.97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svg:x1="11.05cm" svg:y1="15.07cm" svg:x2="12.05cm" svg:y2="14.076cm" draw:start-shape="id13" draw:start-glue-point="1" draw:end-shape="id15" draw:end-glue-point="6" svg:d="m11050 15070h501v-994h499">
          <text:p text:style-name="P2"/>
        </draw:connector>
        <draw:custom-shape draw:style-name="gr8" draw:text-style-name="P1" draw:id="id17" draw:layer="layout" svg:width="0.2cm" svg:height="0.2cm" svg:x="12.7cm" svg:y="13.62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9" draw:text-style-name="P1" draw:layer="layout" svg:x1="12.7cm" svg:y1="13.727cm" svg:x2="12.148cm" svg:y2="13.751cm">
          <text:p text:style-name="P2"/>
        </draw:line>
        <draw:custom-shape draw:style-name="gr8" draw:text-style-name="P1" draw:id="id18" draw:layer="layout" svg:width="0.2cm" svg:height="0.2cm" svg:x="13.4cm" svg:y="13.62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16" draw:layer="layout" svg:width="0.2cm" svg:height="0.2cm" svg:x="13.4cm" svg:y="14.32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4" draw:layer="layout" svg:width="0.2cm" svg:height="0.2cm" svg:x="14.1cm" svg:y="13.97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svg:x1="10.05cm" svg:y1="15.87cm" svg:x2="13.4cm" svg:y2="14.426cm" draw:start-shape="id13" draw:start-glue-point="2" draw:end-shape="id16" draw:end-glue-point="6" svg:d="m10050 15870v500h2176v-1944h1174">
          <text:p text:style-name="P2"/>
        </draw:connector>
        <draw:connector draw:style-name="gr4" draw:text-style-name="P1" draw:layer="layout" svg:x1="12.899cm" svg:y1="13.726cm" svg:x2="13.4cm" svg:y2="13.726cm" draw:start-shape="id17" draw:start-glue-point="10" draw:end-shape="id18" draw:end-glue-point="6" svg:d="m12899 13726h501">
          <text:p text:style-name="P2"/>
        </draw:connector>
        <draw:custom-shape draw:style-name="gr8" draw:text-style-name="P1" draw:id="id19" draw:layer="layout" svg:width="0.2cm" svg:height="0.173cm" svg:x="13.4cm" svg:y="16.3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1" draw:layer="layout" svg:width="0.2cm" svg:height="0.2cm" svg:x="13.4cm" svg:y="16.97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8" draw:text-style-name="P1" draw:id="id22" draw:layer="layout" svg:width="0.2cm" svg:height="0.2cm" svg:x="14.1cm" svg:y="16.627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line draw:style-name="gr9" draw:text-style-name="P1" draw:layer="layout" svg:x1="14.052cm" svg:y1="14.077cm" svg:x2="13.5cm" svg:y2="14.101cm">
          <text:p text:style-name="P2"/>
        </draw:line>
        <draw:line draw:style-name="gr9" draw:text-style-name="P1" draw:layer="layout" svg:x1="14.15cm" svg:y1="16.727cm" svg:x2="13.598cm" svg:y2="16.751cm">
          <text:p text:style-name="P2"/>
        </draw:line>
        <draw:connector draw:style-name="gr4" draw:text-style-name="P1" draw:layer="layout" svg:x1="10.05cm" svg:y1="15.87cm" svg:x2="13.4cm" svg:y2="16.385cm" draw:start-shape="id13" draw:start-glue-point="2" draw:end-shape="id19" draw:end-glue-point="6" svg:d="m10050 15870v515h3350">
          <text:p text:style-name="P2"/>
        </draw:connector>
        <draw:custom-shape draw:style-name="gr3" draw:text-style-name="P1" draw:id="id25" draw:layer="layout" svg:width="0.2cm" svg:height="0.5cm" draw:transform="rotate (-1.57079632679579) translate (15.1cm 13.982cm)">
          <text:p text:style-name="P2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3" draw:text-style-name="P1" draw:id="id23" draw:layer="layout" svg:width="0.2cm" svg:height="0.4cm" draw:transform="rotate (-1.57079632679579) translate (15cm 16.632cm)">
          <text:p text:style-name="P2"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0" draw:text-style-name="P1" draw:id="id20" draw:layer="layout" svg:width="1.1cm" svg:height="0.85cm" svg:x="11.9cm" svg:y="16.65cm">
          <text:p text:style-name="P4">0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4" draw:text-style-name="P1" draw:layer="layout" svg:x1="13cm" svg:y1="17.074cm" svg:x2="13.4cm" svg:y2="17.076cm" draw:start-shape="id20" draw:start-glue-point="7" draw:end-shape="id21" draw:end-glue-point="6" svg:d="m13000 17074h201v2h199">
          <text:p text:style-name="P2"/>
        </draw:connector>
        <draw:connector draw:style-name="gr4" draw:text-style-name="P1" draw:layer="layout" svg:x1="14.299cm" svg:y1="16.726cm" svg:x2="14.6cm" svg:y2="16.731cm" draw:start-shape="id22" draw:start-glue-point="10" draw:end-shape="id23" draw:end-glue-point="5" svg:d="m14299 16726h151v5h150">
          <text:p text:style-name="P2"/>
        </draw:connector>
        <draw:connector draw:style-name="gr4" draw:text-style-name="P1" draw:layer="layout" svg:x1="14.299cm" svg:y1="14.076cm" svg:x2="14.6cm" svg:y2="14.081cm" draw:start-shape="id24" draw:start-glue-point="10" draw:end-shape="id25" draw:end-glue-point="5" svg:d="m14299 14076h151v5h150">
          <text:p text:style-name="P2"/>
        </draw:connector>
        <draw:connector draw:style-name="gr4" draw:text-style-name="P1" draw:layer="layout" draw:line-skew="0.149cm 0cm -1.749cm" svg:x1="14.15cm" svg:y1="5.7cm" svg:x2="2.25cm" svg:y2="15.927cm" draw:start-shape="id5" draw:start-glue-point="1" draw:end-shape="id9" draw:end-glue-point="3" svg:d="m14150 5700h650v5139h-14800v5088h2250">
          <text:p text:style-name="P2"/>
        </draw:connector>
        <draw:frame draw:style-name="gr5" draw:text-style-name="P3" draw:layer="layout" svg:width="2.039cm" svg:height="0.725cm" svg:x="2.361cm" svg:y="12.425cm">
          <draw:text-box>
            <text:p text:style-name="P2"><text:span text:style-name="T1">AD9862</text:span></text:p>
          </draw:text-box>
        </draw:frame>
        <draw:frame draw:style-name="gr5" draw:text-style-name="P5" draw:layer="layout" svg:width="0.599cm" svg:height="0.645cm" svg:x="8.45cm" svg:y="10.805cm">
          <draw:text-box>
            <text:p text:style-name="P2"><text:span text:style-name="T2">I</text:span></text:p>
          </draw:text-box>
        </draw:frame>
        <draw:frame draw:style-name="gr5" draw:text-style-name="P5" draw:layer="layout" svg:width="0.777cm" svg:height="0.645cm" svg:x="8.341cm" svg:y="11.45cm">
          <draw:text-box>
            <text:p text:style-name="P2"><text:span text:style-name="T2">Q</text:span></text:p>
          </draw:text-box>
        </draw:frame>
        <draw:frame draw:style-name="gr5" draw:text-style-name="P5" draw:layer="layout" svg:width="1.535cm" svg:height="1.827cm" svg:x="2.25cm" svg:y="16.35cm">
          <draw:text-box>
            <text:p text:style-name="P2"><text:span text:style-name="T2">20dB</text:span></text:p>
            <text:p text:style-name="P2"><text:span text:style-name="T2">Gain</text:span></text:p>
            <text:p text:style-name="P2"><text:span text:style-name="T2">Range</text:span></text:p>
            <text:p text:style-name="P2"><text:span text:style-name="T2">PGA</text:span></text:p>
          </draw:text-box>
        </draw:frame>
        <draw:frame draw:style-name="gr5" draw:text-style-name="P5" draw:layer="layout" svg:width="1.243cm" svg:height="0.645cm" svg:x="4.207cm" svg:y="16.9cm">
          <draw:text-box>
            <text:p text:style-name="P2"><text:span text:style-name="T2">ADC</text:span></text:p>
          </draw:text-box>
        </draw:frame>
        <draw:frame draw:style-name="gr5" draw:text-style-name="P5" draw:layer="layout" svg:width="0.599cm" svg:height="0.645cm" svg:x="14.951cm" svg:y="13.805cm">
          <draw:text-box>
            <text:p text:style-name="P2"><text:span text:style-name="T2">I</text:span></text:p>
          </draw:text-box>
        </draw:frame>
        <draw:frame draw:style-name="gr5" draw:text-style-name="P5" draw:layer="layout" svg:width="0.777cm" svg:height="0.645cm" svg:x="14.823cm" svg:y="16.455cm">
          <draw:text-box>
            <text:p text:style-name="P2"><text:span text:style-name="T2">Q</text:span></text:p>
          </draw:text-box>
        </draw:frame>
        <draw:frame draw:style-name="gr5" draw:text-style-name="P5" draw:layer="layout" svg:width="2.263cm" svg:height="0.645cm" svg:x="5.882cm" svg:y="16.946cm">
          <draw:text-box>
            <text:p text:style-name="P2"><text:span text:style-name="T2">Decimation</text:span></text:p>
          </draw:text-box>
        </draw:frame>
        <draw:frame draw:style-name="gr5" draw:text-style-name="P5" draw:layer="layout" svg:width="1.514cm" svg:height="1.039cm" svg:x="9.25cm" svg:y="16.65cm">
          <draw:text-box>
            <text:p text:style-name="P2"><text:span text:style-name="T2">Hilbert</text:span></text:p>
            <text:p text:style-name="P2"><text:span text:style-name="T2">Filter</text:span></text:p>
          </draw:text-box>
        </draw:frame>
        <draw:frame draw:style-name="gr5" draw:text-style-name="P3" draw:layer="layout" svg:width="2.195cm" svg:height="0.725cm" svg:x="1.268cm" svg:y="1.009cm">
          <draw:text-box>
            <text:p text:style-name="P2"><text:span text:style-name="T1">DBSRX2</text:span></text:p>
          </draw:text-box>
        </draw:frame>
        <draw:connector draw:style-name="gr4" draw:text-style-name="P1" draw:layer="layout" draw:line-skew="0.394cm 2.565cm -1.449cm" svg:x1="14.105cm" svg:y1="3.491cm" svg:x2="2.25cm" svg:y2="14.227cm" draw:start-shape="id4" draw:start-glue-point="1" draw:end-shape="id7" draw:end-glue-point="3" svg:d="m14105 3491h895v7959h-14700v2777h1950">
          <text:p text:style-name="P2"/>
        </draw:connector>
        <draw:custom-shape draw:style-name="gr11" draw:text-style-name="P4" draw:id="id26" draw:layer="layout" svg:width="1.6cm" svg:height="1.6cm" svg:x="8.45cm" svg:y="7.4cm">
          <text:p text:style-name="P4">LO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id="id27" draw:layer="layout" svg:width="1.4cm" svg:height="1.4cm" svg:x="8.55cm" svg:y="5cm">
          <text:p text:style-name="P4">M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svg:x1="9.25cm" svg:y1="7.4cm" svg:x2="9.249cm" svg:y2="6.398cm" draw:start-shape="id26" draw:start-glue-point="0" draw:end-shape="id27" draw:end-glue-point="8" svg:d="m9250 7400v-500h-1v-502">
          <text:p text:style-name="P2"/>
        </draw:connector>
        <draw:connector draw:style-name="gr4" draw:text-style-name="P1" draw:layer="layout" svg:x1="9.249cm" svg:y1="5cm" svg:x2="9.249cm" svg:y2="4.198cm" draw:start-shape="id27" draw:start-glue-point="4" draw:end-shape="id28" draw:end-glue-point="8" svg:d="m9249 5000v-802">
          <text:p text:style-name="P2"/>
        </draw:connector>
        <draw:custom-shape draw:style-name="gr12" draw:text-style-name="P4" draw:id="id28" draw:layer="layout" svg:width="1.4cm" svg:height="1.4cm" svg:x="8.55cm" svg:y="2.8cm">
          <text:p text:style-name="P4">M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1" draw:layer="layout" svg:x1="7.023cm" svg:y1="4.518cm" svg:x2="8.55cm" svg:y2="5.699cm" draw:start-shape="id3" draw:start-glue-point="1" draw:end-shape="id27" draw:end-glue-point="6" svg:d="m7023 4518h764v1181h763">
          <text:p text:style-name="P2"/>
        </draw:connector>
        <draw:connector draw:style-name="gr4" draw:text-style-name="P1" draw:layer="layout" svg:x1="7.023cm" svg:y1="4.518cm" svg:x2="8.55cm" svg:y2="3.499cm" draw:start-shape="id3" draw:start-glue-point="1" draw:end-shape="id28" draw:end-glue-point="6" svg:d="m7023 4518h764v-1019h763">
          <text:p text:style-name="P2"/>
        </draw:connector>
        <draw:connector draw:style-name="gr4" draw:text-style-name="P1" draw:layer="layout" svg:x1="9.948cm" svg:y1="3.499cm" svg:x2="10.963cm" svg:y2="3.486cm" draw:start-shape="id28" draw:start-glue-point="10" draw:end-shape="id29" draw:end-glue-point="3" svg:d="m9948 3499h508v-13h507">
          <text:p text:style-name="P2"/>
        </draw:connector>
        <draw:connector draw:style-name="gr4" draw:text-style-name="P1" draw:layer="layout" svg:x1="9.948cm" svg:y1="5.699cm" svg:x2="10.95cm" svg:y2="5.7cm" draw:start-shape="id27" draw:start-glue-point="10" draw:end-shape="id30" draw:end-glue-point="3" svg:d="m9948 5699h502v1h500">
          <text:p text:style-name="P2"/>
        </draw:connector>
        <draw:custom-shape draw:style-name="gr3" draw:text-style-name="P1" draw:id="id30" draw:layer="layout" svg:width="1.4cm" svg:height="1.2cm" draw:transform="rotate (-1.57079632679579) translate (12.15cm 5cm)">
          <text:p text:style-name="P2"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14.10327595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.081cm" svg:height="2.221cm" svg:x="10.45cm" svg:y="6.379cm">
          <draw:text-box>
            <text:p text:style-name="P2"><text:span text:style-name="T2">19dB</text:span></text:p>
            <text:p text:style-name="P2"><text:span text:style-name="T2">Gain</text:span></text:p>
            <text:p text:style-name="P2"><text:span text:style-name="T2">Range</text:span></text:p>
            <text:p text:style-name="P2"><text:span text:style-name="T2">Baseband</text:span></text:p>
            <text:p text:style-name="P2"><text:span text:style-name="T2">Amp</text:span></text:p>
          </draw:text-box>
        </draw:frame>
        <draw:custom-shape draw:style-name="gr3" draw:text-style-name="P1" draw:id="id29" draw:layer="layout" svg:width="1.4cm" svg:height="1.2cm" draw:transform="rotate (-1.57079632679579) translate (12.163cm 2.786cm)">
          <text:p text:style-name="P2"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614.10327595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1.5cm" svg:height="1.5cm" svg:x="12.605cm" svg:y="2.741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id="id5" draw:layer="layout" svg:width="1.5cm" svg:height="1.5cm" svg:x="12.65cm" svg:y="4.95cm">
          <text:p text:style-name="P2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2.15cm" svg:y1="5.7cm" svg:x2="12.65cm" svg:y2="5.7cm" draw:start-shape="id30" draw:start-glue-point="1" draw:end-shape="id5" draw:end-glue-point="3" svg:d="m12150 5700h500">
          <text:p text:style-name="P2"/>
        </draw:connector>
        <draw:connector draw:style-name="gr4" draw:text-style-name="P1" draw:layer="layout" svg:x1="12.163cm" svg:y1="3.486cm" svg:x2="12.605cm" svg:y2="3.491cm" draw:start-shape="id29" draw:start-glue-point="1" draw:end-shape="id4" draw:end-glue-point="3" svg:d="m12163 3486h221v5h221">
          <text:p text:style-name="P2"/>
        </draw:connector>
        <draw:frame draw:style-name="gr5" draw:text-style-name="P5" draw:layer="layout" svg:width="2.191cm" svg:height="1.039cm" svg:x="12.459cm" svg:y="6.8cm">
          <draw:text-box>
            <text:p text:style-name="P2"><text:span text:style-name="T2">1 – 32MHz</text:span></text:p>
            <text:p text:style-name="P2"><text:span text:style-name="T2">LPF</text:span></text:p>
          </draw:text-box>
        </draw:frame>
        <draw:custom-shape draw:style-name="gr3" draw:text-style-name="P6" draw:id="id3" draw:layer="layout" svg:width="2.054cm" svg:height="1.6cm" draw:transform="rotate (-1.57079632679579) translate (7.023cm 3.491cm)">
          <text:p text:style-name="P2"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1.797cm" svg:height="1.827cm" svg:x="5.29cm" svg:y="5.6cm">
          <draw:text-box>
            <text:p text:style-name="P2"><text:span text:style-name="T2">60dB</text:span></text:p>
            <text:p text:style-name="P2"><text:span text:style-name="T2">Gain</text:span></text:p>
            <text:p text:style-name="P2"><text:span text:style-name="T2">Range</text:span></text:p>
            <text:p text:style-name="P2"><text:span text:style-name="T2">RF Am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2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11-01-07T13:52:33</meta:creation-date>
    <dc:date>2011-01-17T00:14:51</dc:date>
    <meta:editing-cycles>14</meta:editing-cycles>
    <meta:editing-duration>P2DT6H31M2S</meta:editing-duration>
    <meta:user-defined meta:name="Info 1"/>
    <meta:user-defined meta:name="Info 2"/>
    <meta:user-defined meta:name="Info 3"/>
    <meta:user-defined meta:name="Info 4"/>
    <meta:document-statistic meta:object-count="82"/>
  </office:meta>
</office:document-meta>
</file>